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b4c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1">Jednotlivé kroky:</text:p>
      <text:p text:style-name="P11"/>
      <text:p text:style-name="P12"><text:span text:style-name="T1">Seznámeni</text:span> s Gitem.... →<text:span text:style-name="T1"> hotovo</text:span></text:p>
      <text:p text:style-name="P11">Seznámení s Testováním → hotovo</text:p>
      <text:p text:style-name="P11">Seznámení s Kairou → právě probíhá</text:p>
      <text:p text:style-name="P11">Seznámení s programováním v Kaiře →<text:span text:style-name="T2"> právě probíhá</text:span></text:p>
      <text:p text:style-name="P11">Seznámení se zdrojovým kódem Kairy →<text:span text:style-name="T2"> právě probíhá</text:span></text:p>
      <text:p text:style-name="P11">Pokus o okomentování zdrojového kódu Kairy</text:p>
      <text:p text:style-name="P11">Pokud o přepsání funkčnosti Kairy</text:p>
      <text:p text:style-name="P11">Zjištění, jak funguje přepsání programu v kaiře do c++ kódu a následné spouštění</text:p>
      <text:p text:style-name="P11">atd.</text:p>
      <text:p text:style-name="P23"/>
      <text:p text:style-name="P2"/>
      <text:p text:style-name="P2"/>
      <text:p text:style-name="P18">Kaira</text:p>
      <text:p text:style-name="P18"/>
      <text:p text:style-name="P3">Kreslí se zde podle petriho sítí.</text:p>
      <text:p text:style-name="P3">Místo : (v kaiře obdélník) zde funguje jako záchytný bod, kdy při simulaci se každý krok odvýjí z nějakého místa.</text:p>
      <text:p text:style-name="P3">Hrana : (v kaiře šipka) určuje vstupní nebo výstupní proměnné, které vstupují do/vystupují z místa. </text:p>
      <text:p text:style-name="P3">Přechod : (v kaiře kolečko) určuje typ proměnných a inicializační hodnotu. </text:p>
      <text:p text:style-name="P3"/>
      <text:p text:style-name="P3">Hrany existují pouze mezi místem a přechodem. Jsou buď vstupní nebo výstupní.</text:p>
      <text:p text:style-name="P3"/>
      <text:p text:style-name="P19">Dokumentace ke zdrojovému kodu</text:p>
      <text:p text:style-name="P20"/>
      <text:p text:style-name="P15">##############</text:p>
      <text:p text:style-name="P14">Rozdělení souborů do adresářů:</text:p>
      <text:p text:style-name="P14"/>
      <text:p text:style-name="P14"><text:tab/>build – <text:span text:style-name="T3">Nějaké nastavení + moduly</text:span></text:p>
      <text:p text:style-name="P14"><text:span text:style-name="T3"><text:tab/></text:span>docs <text:span text:style-name="T3">– Dokumentace</text:span></text:p>
      <text:p text:style-name="P14"><text:span text:style-name="T3"><text:tab/></text:span><text:span text:style-name="T5">gui </text:span><text:span text:style-name="T4">– python soubory</text:span></text:p>
      <text:p text:style-name="P14"><text:span text:style-name="T4"><text:tab/></text:span><text:span text:style-name="T5">libs </text:span><text:span text:style-name="T4">– Rozšíření (Octave, atd.) <text:s/>C++</text:span></text:p>
      <text:p text:style-name="P14"><text:span text:style-name="T4"><text:tab/></text:span><text:span text:style-name="T5">ptp </text:span><text:span text:style-name="T4">- python</text:span></text:p>
      <text:p text:style-name="P4">###############</text:p>
      <text:p text:style-name="P13"/>
      <text:p text:style-name="P13"/>
      <text:p text:style-name="P13"/>
      <text:p text:style-name="P16"/>
      <text:p text:style-name="P21">Soubor gui/mainwindow.py</text:p>
      <text:p text:style-name="P16"/>
      <text:p text:style-name="P6">Nastavení hlavního okna. Nastavení jednotlivých menu → každá položka menu odkazuje na funkci v souboru app.py.</text:p>
      <text:p text:style-name="P13"/>
      <text:p text:style-name="P5"/>
      <text:p text:style-name="P5"/>
      <text:p text:style-name="P5"/>
      <text:p text:style-name="P5"/>
      <text:p text:style-name="P7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7"/>
      <text:p text:style-name="P8">################################################################################</text:p>
      <text:p text:style-name="P17">Uprava Kairy!! <text:span text:style-name="T8">( k mojemu pohodlí )</text:span></text:p>
      <text:p text:style-name="P8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9">#############################################################################</text:p>
      <text:p text:style-name="P9"/>
      <text:p text:style-name="P9">Pokus o tvorbu souboru na UnitTestování přechodů.</text:p>
      <text:p text:style-name="P9">1. Zjistit jak se tvoří nová síť</text:p>
      <text:p text:style-name="P9">2. Umět vytvořit, zobrazit a upravit</text:p>
      <text:p text:style-name="P9">3. Do nové sítě přidat přechod + vstup a výstup</text:p>
      <text:p text:style-name="P9">4. Naučit se vložit více hodnot do vstupu</text:p>
      <text:p text:style-name="P9">5. Naučit se zkompilovat a spustit simulaci</text:p>
      <text:p text:style-name="P9">6. dokončení tvorby unit testu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20:17:08.665423046</dc:date>
    <meta:editing-duration>PT1H17M7S</meta:editing-duration>
    <meta:editing-cycles>17</meta:editing-cycles>
    <meta:generator>LibreOffice/4.2.3.3$Linux_X86_64 LibreOffice_project/420m0$Build-3</meta:generator>
    <meta:document-statistic meta:table-count="0" meta:image-count="0" meta:object-count="0" meta:page-count="2" meta:paragraph-count="40" meta:word-count="321" meta:character-count="2214" meta:non-whitespace-character-count="1920"/>
  </office:meta>
</office:document-meta>
</file>